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style>
    <style:style style:name="P2" style:family="paragraph" style:parent-style-name="Standard">
      <style:paragraph-properties fo:margin-top="0in" fo:margin-bottom="0.1665in" loext:contextual-spacing="false" fo:line-height="100%" fo:padding="0in" fo:border="none"/>
    </style:style>
    <style:style style:name="P3" style:family="paragraph" style:parent-style-name="Standard">
      <style:paragraph-properties fo:margin-top="0in" fo:margin-bottom="0.1665in" loext:contextual-spacing="false" fo:line-height="100%" fo:padding="0in" fo:border="none"/>
      <style:text-properties fo:color="#1b1c1d" fo:font-size="12pt" style:font-size-asian="12pt" style:font-size-complex="12pt"/>
    </style:style>
    <style:style style:name="P4" style:family="paragraph" style:parent-style-name="Standard">
      <style:paragraph-properties fo:margin-top="0in" fo:margin-bottom="0.1665in" loext:contextual-spacing="false" fo:line-height="100%"/>
      <style:text-properties fo:color="#575b5f" fo:font-size="10.5pt" fo:background-color="#e9eef6" style:font-size-asian="10.5pt" style:font-size-complex="10.5pt"/>
    </style:style>
    <style:style style:name="P5" style:family="paragraph" style:parent-style-name="Standard">
      <style:paragraph-properties fo:margin-top="0in" fo:margin-bottom="0.0835in" loext:contextual-spacing="false" fo:line-height="100%" fo:padding="0in" fo:border="none"/>
    </style:style>
    <style:style style:name="P6"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4">
      <style:paragraph-properties fo:margin-left="0.5in" fo:margin-right="0in" fo:margin-top="0in" fo:margin-bottom="0.1665in" loext:contextual-spacing="false" fo:line-height="100%" fo:text-indent="-0.25in" style:auto-text-indent="false" fo:padding="0in" fo:border="none"/>
    </style:style>
    <style:style style:name="P15" style:family="paragraph" style:parent-style-name="Standard" style:list-style-name="WWNum2">
      <style:paragraph-properties fo:margin-left="0.5in" fo:margin-right="0in" fo:margin-top="0in" fo:margin-bottom="0.1665in" loext:contextual-spacing="false" fo:line-height="100%" fo:text-indent="-0.25in" style:auto-text-indent="false" fo:padding="0in" fo:border="none"/>
    </style:style>
    <style:style style:name="P16" style:family="paragraph" style:parent-style-name="Standard" style:list-style-name="WWNum6">
      <style:paragraph-properties fo:margin-left="0.5in" fo:margin-right="0in" fo:margin-top="0in" fo:margin-bottom="0.1665in" loext:contextual-spacing="false" fo:line-height="100%" fo:text-indent="-0.25in" style:auto-text-indent="false" fo:padding="0in" fo:border="none"/>
    </style:style>
    <style:style style:name="P17" style:family="paragraph" style:parent-style-name="Standard" style:list-style-name="WWNum5">
      <style:paragraph-properties fo:margin-left="0.5in" fo:margin-right="0in" fo:margin-top="0in" fo:margin-bottom="0.1665in" loext:contextual-spacing="false" fo:line-height="100%" fo:text-indent="-0.25in" style:auto-text-indent="false" fo:padding="0in" fo:border="none"/>
    </style:style>
    <style:style style:name="P18" style:family="paragraph" style:parent-style-name="Standard" style:list-style-name="WWNum7">
      <style:paragraph-properties fo:margin-left="0.5in" fo:margin-right="0in" fo:margin-top="0in" fo:margin-bottom="0.1665in" loext:contextual-spacing="false" fo:line-height="100%" fo:text-indent="-0.25in" style:auto-text-indent="false" fo:padding="0in" fo:border="none"/>
    </style:style>
    <style:style style:name="P19" style:family="paragraph" style:parent-style-name="Standard" style:list-style-name="WWNum1">
      <style:paragraph-properties fo:margin-left="1in" fo:margin-right="0in" fo:margin-top="0in" fo:margin-bottom="0in" loext:contextual-spacing="false" fo:line-height="100%" fo:text-indent="-0.25in" style:auto-text-indent="false" fo:padding="0in" fo:border="none"/>
    </style:style>
    <style:style style:name="P20" style:family="paragraph" style:parent-style-name="Standard" style:list-style-name="WWNum3">
      <style:paragraph-properties fo:margin-left="1in" fo:margin-right="0in" fo:margin-top="0in" fo:margin-bottom="0in" loext:contextual-spacing="false" fo:line-height="100%" fo:text-indent="-0.25in" style:auto-text-indent="false" fo:padding="0in" fo:border="none"/>
    </style:style>
    <style:style style:name="P21" style:family="paragraph" style:parent-style-name="Standard" style:list-style-name="WWNum8">
      <style:paragraph-properties fo:margin-left="1in" fo:margin-right="0in" fo:margin-top="0in" fo:margin-bottom="0in" loext:contextual-spacing="false" fo:line-height="100%" fo:text-indent="-0.25in" style:auto-text-indent="false" fo:padding="0in" fo:border="none"/>
    </style:style>
    <style:style style:name="P22" style:family="paragraph" style:parent-style-name="Standard" style:list-style-name="WWNum1">
      <style:paragraph-properties fo:margin-left="1in" fo:margin-right="0in" fo:margin-top="0in" fo:margin-bottom="0.3335in" loext:contextual-spacing="false" fo:line-height="100%" fo:text-indent="-0.25in" style:auto-text-indent="false" fo:padding="0in" fo:border="none"/>
    </style:style>
    <style:style style:name="P23" style:family="paragraph" style:parent-style-name="Standard" style:list-style-name="WWNum3">
      <style:paragraph-properties fo:margin-left="1in" fo:margin-right="0in" fo:margin-top="0in" fo:margin-bottom="0.3335in" loext:contextual-spacing="false" fo:line-height="100%" fo:text-indent="-0.25in" style:auto-text-indent="false" fo:padding="0in" fo:border="none"/>
    </style:style>
    <style:style style:name="P24" style:family="paragraph" style:parent-style-name="Standard" style:list-style-name="WWNum8">
      <style:paragraph-properties fo:margin-left="1in" fo:margin-right="0in" fo:margin-top="0in" fo:margin-bottom="0.3335in" loext:contextual-spacing="false" fo:line-height="100%" fo:text-indent="-0.25in" style:auto-text-indent="false" fo:padding="0in" fo:border="none"/>
    </style:style>
    <style:style style:name="P25" style:family="paragraph" style:parent-style-name="Standard">
      <style:paragraph-properties fo:margin-top="0.1665in" fo:margin-bottom="0.1665in" loext:contextual-spacing="false" fo:line-height="100%" fo:padding="0in" fo:border="none"/>
    </style:style>
    <style:style style:name="P26" style:family="paragraph" style:parent-style-name="Heading_20_1" style:master-page-name="Standard">
      <style:paragraph-properties fo:margin-top="0in" fo:margin-bottom="0.0835in" loext:contextual-spacing="false" fo:line-height="100%" fo:keep-together="auto" style:page-number="1" fo:padding="0in" fo:border="none" fo:keep-with-next="auto"/>
    </style:style>
    <style:style style:name="P27" style:family="paragraph" style:parent-style-name="Heading_20_3">
      <style:paragraph-properties fo:margin-top="0in" fo:margin-bottom="0.0835in" loext:contextual-spacing="false" fo:line-height="100%" fo:keep-together="auto" fo:padding="0in" fo:border="none" fo:keep-with-next="auto"/>
    </style:style>
    <style:style style:name="P28" style:family="paragraph" style:parent-style-name="Heading_20_2">
      <style:paragraph-properties fo:margin-top="0in" fo:margin-bottom="0.0835in" loext:contextual-spacing="false" fo:line-height="100%" fo:keep-together="auto" fo:padding="0in" fo:border="none" fo:keep-with-next="auto"/>
    </style:style>
    <style:style style:name="P29" style:family="paragraph" style:parent-style-name="Heading_20_2">
      <style:paragraph-properties fo:margin-top="0.25in" fo:margin-bottom="0.0555in" loext:contextual-spacing="false" fo:line-height="100%" fo:keep-together="auto" fo:padding="0in" fo:border="none" fo:keep-with-next="auto"/>
    </style:style>
    <style:style style:name="T1" style:family="text">
      <style:text-properties fo:color="#1b1c1d" fo:font-size="16.5pt" fo:font-weight="bold" style:font-size-asian="16.5pt" style:font-weight-asian="bold" style:font-size-complex="16.5pt"/>
    </style:style>
    <style:style style:name="T2" style:family="text">
      <style:text-properties fo:color="#1b1c1d" fo:font-size="12pt" style:font-size-asian="12pt" style:font-size-complex="12pt"/>
    </style:style>
    <style:style style:name="T3" style:family="text">
      <style:text-properties fo:color="#1b1c1d" fo:font-size="12pt" fo:font-weight="bold" style:font-size-asian="12pt" style:font-weight-asian="bold" style:font-size-complex="12pt"/>
    </style:style>
    <style:style style:name="T4" style:family="text">
      <style:text-properties fo:color="#1b1c1d" fo:font-size="12pt" fo:font-style="italic" style:font-size-asian="12pt" style:font-style-asian="italic" style:font-size-complex="12pt"/>
    </style:style>
    <style:style style:name="T5" style:family="text">
      <style:text-properties fo:color="#1b1c1d" fo:font-size="15pt" fo:font-weight="bold" style:font-size-asian="15pt" style:font-weight-asian="bold" style:font-size-complex="15pt"/>
    </style:style>
    <style:style style:name="T6" style:family="text">
      <style:text-properties fo:color="#1b1c1d" fo:font-size="17pt" fo:font-weight="bold" style:font-size-asian="17pt" style:font-weight-asian="bold" style:font-size-complex="17pt"/>
    </style:style>
    <style:style style:name="T7" style:family="text">
      <style:text-properties fo:color="#575b5f" fo:font-size="10.5pt" fo:background-color="#e9eef6" loext:char-shading-value="0" style:font-size-asian="10.5pt" style:font-size-complex="10.5pt"/>
    </style:style>
    <style:style style:name="T8" style:family="text">
      <style:text-properties fo:color="#575b5f" fo:font-size="10.5pt" fo:font-style="italic" fo:background-color="#e9eef6" loext:char-shading-value="0" style:font-size-asian="10.5pt" style:font-style-asian="italic"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88dxix1eohlz"/><text:span text:style-name="T1">Presentación Final del Proyecto: Simulador de Colectivos Urbanos</text:span></text:p>
      <text:p text:style-name="P2"><text:span text:style-name="T2">Proyecto Integrador: Algorítmica y Programación II</text:span></text:p>
      <text:p text:style-name="P2"><text:span text:style-name="T2">Desarrollador: Miyen Brandolino - EnzoRiera</text:span></text:p>
      <text:p text:style-name="P2"><text:span text:style-name="T2">Fecha de Entrega: 2025-06-22</text:span></text:p>
      <text:p text:style-name="P28"><text:bookmark text:name="_x4tzbmuh3hqm"/><text:span text:style-name="T5">1. Introducción y Resumen Ejecutivo</text:span></text:p>
      <text:p text:style-name="P2"><text:span text:style-name="T2">El presente documento detalla el desarrollo y la culminación del proyecto "Simulador de Colectivos Urbanos", un sistema implementado en Java que modela el funcionamiento de la red de transporte público. A lo largo de dos incrementos, el proyecto ha evolucionado desde una simulación básica de movimiento hasta convertirse en una robusta herramienta de análisis, capaz de calcular rutas óptimas y generar estadísticas detalladas de rendimiento.</text:span></text:p>
      <text:p text:style-name="P2"><text:span text:style-name="T2">Esta entrega final representa un sistema estable, funcionalmente completo y validado por una exhaustiva suite de más de 100 pruebas unitarias. La arquitectura final, resultado de un proceso continuo de desarrollo y refactorización, destaca por su modularidad y la clara separación de responsabilidades, sentando una base sólida para futuras expansiones.</text:span></text:p>
      <text:p text:style-name="P28"><text:bookmark text:name="_9c0wjf3g59gx"/><text:span text:style-name="T5">2. Planteo del Problema</text:span></text:p>
      <text:p text:style-name="P2"><text:span text:style-name="T2">El problema central a resolver es la simulación del sistema de transporte público urbano de Puerto Madryn para analizar su eficiencia. Esto implica modelar entidades complejas como líneas de colectivos, paradas, y el comportamiento de los pasajeros, así como las interacciones entre ellos.</text:span></text:p>
      <text:p text:style-name="P5"><text:span text:style-name="T2">El </text:span><text:span text:style-name="T3">Incremento 1</text:span><text:span text:style-name="T2"> sentó las bases, enfocándose en la carga de la topología de la red y la simulación de un único recorrido por colectivo. El </text:span><text:span text:style-name="T3">Incremento 2</text:span><text:span text:style-name="T2"> profundizó significativamente el problema, abordando los siguientes desafíos:</text:span></text:p>
      <text:list xml:id="list1469278351" text:style-name="WWNum4">
        <text:list-item>
          <text:p text:style-name="P6"><text:span text:style-name="T2">Gestionar múltiples recorridos y una capacidad de pasajeros limitada por colectivo.</text:span></text:p>
        </text:list-item>
        <text:list-item>
          <text:p text:style-name="P6"><text:span text:style-name="T2">Introducir una noción de tiempo para calcular métricas de espera y viaje.</text:span></text:p>
        </text:list-item>
        <text:list-item>
          <text:p text:style-name="P6"><text:span text:style-name="T2">Modelar la red como un grafo para permitir el cálculo de rutas óptimas para los pasajeros.</text:span></text:p>
        </text:list-item>
        <text:list-item>
          <text:p text:style-name="P14"><text:span text:style-name="T2">Calcular indicadores de rendimiento clave, como el </text:span><text:span text:style-name="T3">Índice de Satisfacción del Cliente</text:span><text:span text:style-name="T2"> (Anexo I) y la </text:span><text:span text:style-name="T3">Ocupación Promedio de Colectivos</text:span><text:span text:style-name="T2"> (Anexo II), tal como se especifica en la consigna.</text:span></text:p>
        </text:list-item>
      </text:list>
      <text:p text:style-name="P28"><text:bookmark text:name="_axahw4g39s58"/><text:span text:style-name="T5">3. Análisis de las Estructuras de Datos Seleccionadas</text:span></text:p>
      <text:p text:style-name="P5"><text:span text:style-name="T2">La elección de las estructuras de datos fue una decisión de diseño fundamental para garantizar la eficiencia, claridad y alineación con los requisitos de la cátedra.</text:span></text:p>
      <text:list xml:id="list1830396425" text:style-name="WWNum2">
        <text:list-item>
          <text:p text:style-name="P7"><text:span text:style-name="T3">Colecciones de Datos Maestros (</text:span><text:span text:style-name="T7">java.util.TreeMap</text:span><text:span text:style-name="T3">)</text:span><text:span text:style-name="T2">: Para almacenar el conjunto de paradas y líneas cargadas, se optó estratégicamente por </text:span><text:span text:style-name="T7">TreeMap</text:span><text:span text:style-name="T2">. Aunque </text:span><text:span text:style-name="T7">HashMap</text:span><text:span text:style-name="T2"> ofrece un rendimiento promedio de O(1), el ordenamiento intrínseco de </text:span><text:span text:style-name="T7">TreeMap</text:span><text:span text:style-name="T2"> (O(log n)) resultó invaluable para la depuración y la generación de reportes ordenados por ID, un beneficio que superó la mínima diferencia de rendimiento para el volumen de datos manejado.</text:span></text:p>
        </text:list-item>
        <text:list-item>
          <text:p text:style-name="P7"><text:span text:style-name="T3">Recorridos de Línea (</text:span><text:span text:style-name="T7">java.util.ArrayList</text:span><text:span text:style-name="T3">)</text:span><text:span text:style-name="T2">: La secuencia ordenada de paradas de una línea se implementó con </text:span><text:span text:style-name="T7">ArrayList</text:span><text:span text:style-name="T2">, ya que ofrece acceso por índice en tiempo constante O(1), operación esencial para la lógica de avance de los colectivos.</text:span></text:p>
        </text:list-item>
        <text:list-item>
          <text:p text:style-name="P7"><text:span text:style-name="T3">Colas de Pasajeros (</text:span><text:span text:style-name="T7">java.util.Queue</text:span><text:span text:style-name="T3"> con </text:span><text:span text:style-name="T7">LinkedList</text:span><text:span text:style-name="T3">)</text:span><text:span text:style-name="T2">: Para gestionar los pasajeros en espera en una parada, la interfaz </text:span><text:span text:style-name="T7">Queue</text:span><text:span text:style-name="T2"> con su implementación </text:span><text:span text:style-name="T7">LinkedList</text:span><text:span text:style-name="T2"> fue la elección perfecta, garantizando un comportamiento FIFO (First-In, First-Out) con operaciones </text:span><text:span text:style-name="T7">offer()</text:span><text:span text:style-name="T2"> y </text:span><text:span text:style-name="T7">poll()</text:span><text:span text:style-name="T2"> en tiempo constante O(1).</text:span></text:p>
        </text:list-item>
        <text:list-item>
          <text:p text:style-name="P15"><text:span text:style-name="T3">Grafo de la Red de Transporte (</text:span><text:span text:style-name="T7">net.datastructures.AdjacencyMapGraph</text:span><text:span text:style-name="T3">)</text:span><text:span text:style-name="T2">: Para el cálculo de rutas del Incremento 2, se utilizó la implementación de grafos provista por la cátedra. Fue crucial configurarlo como </text:span><text:span text:style-name="T3">dirigido</text:span><text:span text:style-name="T2">, ya que las rutas de colectivo son unidireccionales por tramo, lo que permitió modelar la red de forma realista.</text:span></text:p>
        </text:list-item>
      </text:list>
      <text:p text:style-name="P28"><text:bookmark text:name="_e2273qk0hhh"/><text:span text:style-name="T5">4. Diagrama de Clases</text:span></text:p>
      <text:p text:style-name="P2"><text:span text:style-name="T4">A continuación se presenta un diagrama UML que resume la arquitectura final del sistema, destacando las clases principales y sus relaciones en las capas de </text:span><text:span text:style-name="T8">modelo</text:span><text:span text:style-name="T4">, </text:span><text:span text:style-name="T8">datos</text:span><text:span text:style-name="T4">, </text:span><text:span text:style-name="T8">lógica</text:span><text:span text:style-name="T4"> e </text:span><text:span text:style-name="T8">interfaz</text:span><text:span text:style-name="T4">.</text:span></text:p>
      <text:p text:style-name="P2"><text:span text:style-name="T4">(Espacio para insertar el diagrama de clases)</text:span></text:p>
      <text:p text:style-name="P28"><text:bookmark text:name="_vq3ux42bzsjr"/><text:span text:style-name="T5">5. Implementación de la Solución</text:span></text:p>
      <text:p text:style-name="P5"><text:span text:style-name="T2">La arquitectura del sistema se divide en cuatro capas principales, con una refactorización clave en la capa de interfaz durante la fase final del proyecto.</text:span></text:p>
      <text:list xml:id="list3146272761" text:style-name="WWNum1">
        <text:list-item>
          <text:p text:style-name="P8"><text:soft-page-break/><text:span text:style-name="T3">Capa </text:span><text:span text:style-name="T7">modelo</text:span><text:span text:style-name="T2">: Contiene las entidades del dominio: </text:span><text:span text:style-name="T7">Colectivo</text:span><text:span text:style-name="T2">, </text:span><text:span text:style-name="T7">Pasajero</text:span><text:span text:style-name="T2">, </text:span><text:span text:style-name="T7">Parada</text:span><text:span text:style-name="T2"> y </text:span><text:span text:style-name="T7">Linea</text:span><text:span text:style-name="T2">. Estas clases fueron extendidas en el Incremento 2 para incluir atributos necesarios para los cálculos de tiempo, capacidad y estadísticas.</text:span></text:p>
        </text:list-item>
        <text:list-item>
          <text:p text:style-name="P8"><text:span text:style-name="T3">Capa </text:span><text:span text:style-name="T7">datos</text:span><text:span text:style-name="T2">: La clase </text:span><text:span text:style-name="T7">LectorArchivos</text:span><text:span text:style-name="T2"> se encarga de leer y parsear los archivos de configuración y datos de la red (</text:span><text:span text:style-name="T7">.properties</text:span><text:span text:style-name="T2">, </text:span><text:span text:style-name="T7">.txt</text:span><text:span text:style-name="T2">), lanzando excepciones claras en caso de errores.</text:span></text:p>
        </text:list-item>
        <text:list-item>
          <text:p text:style-name="P8"><text:span text:style-name="T3">Capa </text:span><text:span text:style-name="T7">lógica</text:span><text:span text:style-name="T2">: Es el cerebro de la simulación.</text:span></text:p>
          <text:list>
            <text:list-item>
              <text:p text:style-name="P19"><text:span text:style-name="T7">Simulador</text:span><text:span text:style-name="T2">: Orquesta el flujo de la simulación, actualiza el estado de los agentes en cada paso e integra los demás componentes lógicos.</text:span></text:p>
            </text:list-item>
            <text:list-item>
              <text:p text:style-name="P19"><text:span text:style-name="T7">GeneradorPasajeros</text:span><text:span text:style-name="T2">: Crea las instancias de pasajeros y los asigna a sus paradas de origen.</text:span></text:p>
            </text:list-item>
            <text:list-item>
              <text:p text:style-name="P19"><text:span text:style-name="T7">PlanificadorRutas</text:span><text:span text:style-name="T2">: Construye el grafo de la red y expone la funcionalidad para calcular rutas óptimas.</text:span></text:p>
            </text:list-item>
            <text:list-item>
              <text:p text:style-name="P19"><text:span text:style-name="T7">GestorEstadisticas</text:span><text:span text:style-name="T2">: Recolecta eventos durante la simulación y calcula las métricas finales de satisfacción, tiempo y ocupación.</text:span></text:p>
            </text:list-item>
          </text:list>
        </text:list-item>
        <text:list-item>
          <text:p text:style-name="P8"><text:span text:style-name="T3">Capa </text:span><text:span text:style-name="T7">interfaz</text:span><text:span text:style-name="T3"> (Arquitectura Refactorizada)</text:span><text:span text:style-name="T2">: Para mejorar la separación de responsabilidades, la interfaz fue reestructurada en un patrón Controlador-UI:</text:span></text:p>
          <text:list>
            <text:list-item>
              <text:p text:style-name="P19"><text:span text:style-name="T7">SimuladorController</text:span><text:span text:style-name="T2">: Inicializa y controla el flujo de la aplicación.</text:span></text:p>
            </text:list-item>
            <text:list-item>
              <text:p text:style-name="P19"><text:span text:style-name="T7">SimuladorUI</text:span><text:span text:style-name="T2">: Gestiona toda la interacción con el usuario (menú, entrada y salida por consola).</text:span></text:p>
            </text:list-item>
            <text:list-item>
              <text:p text:style-name="P22"><text:span text:style-name="T7">SimuladorColectivosApp</text:span><text:span text:style-name="T2">: Punto de entrada minimalista que lanza la aplicación.</text:span></text:p>
            </text:list-item>
          </text:list>
        </text:list-item>
      </text:list>
      <text:p text:style-name="P28"><text:bookmark text:name="_hu03opmc3dfr"/><text:span text:style-name="T5">6. Manual de Funcionamiento</text:span></text:p>
      <text:p text:style-name="P27"><text:bookmark text:name="_e2gxvteoe40w"/><text:span text:style-name="T3">Ingreso de Datos</text:span></text:p>
      <text:p text:style-name="P5"><text:span text:style-name="T2">La simulación se configura a través del archivo </text:span><text:span text:style-name="T7">simulador-colectivos1/src/main/resources/config.properties</text:span><text:span text:style-name="T2">. Los parámetros clave son:</text:span></text:p>
      <text:list xml:id="list638349829" text:style-name="WWNum6">
        <text:list-item>
          <text:p text:style-name="P9"><text:span text:style-name="T7">linea</text:span><text:span text:style-name="T2">, </text:span><text:span text:style-name="T7">parada</text:span><text:span text:style-name="T2">: Nombres de los archivos con los datos de la red.</text:span></text:p>
        </text:list-item>
        <text:list-item>
          <text:p text:style-name="P9"><text:span text:style-name="T7">cantidadPasajeros</text:span><text:span text:style-name="T2">: Número total de pasajeros a generar.</text:span></text:p>
        </text:list-item>
        <text:list-item>
          <text:p text:style-name="P9"><text:span text:style-name="T7">capacidadSentadosColectivo</text:span><text:span text:style-name="T2">: Pasajeros que pueden viajar sentados.</text:span></text:p>
        </text:list-item>
        <text:list-item>
          <text:p text:style-name="P16"><text:span text:style-name="T7">cantidad_de_colectivos_simultaneos_por_linea</text:span><text:span text:style-name="T2">: Colectivos que operan en cada línea.</text:span></text:p>
        </text:list-item>
      </text:list>
      <text:p text:style-name="P27"><text:bookmark text:name="_pqz0padiaxv1"/><text:span text:style-name="T3">Ejecución y Pruebas</text:span></text:p>
      <text:p text:style-name="P2"><text:span text:style-name="T2">Para ejecutar la aplicación, siga las instrucciones del archivo </text:span><text:span text:style-name="T7">README.md</text:span><text:span text:style-name="T2">. Una vez iniciada, la aplicación presenta el siguiente menú en consola:</text:span></text:p>
      <text:p text:style-name="Standard"><text:span text:style-name="T7">--- MENÚ PRINCIPAL ---</text:span></text:p>
      <text:p text:style-name="Standard"><text:span text:style-name="T7">1. Ejecutar paso de simulación</text:span></text:p>
      <text:p text:style-name="Standard"><text:span text:style-name="T7">2. Ejecutar simulación completa</text:span></text:p>
      <text:p text:style-name="Standard"><text:span text:style-name="T7">3. Calcular ruta óptima entre paradas</text:span></text:p>
      <text:p text:style-name="Standard"><text:span text:style-name="T7">4. Ver estadísticas de la simulación</text:span></text:p>
      <text:p text:style-name="Standard"><text:span text:style-name="T7">0. Salir</text:span></text:p>
      <text:p text:style-name="Standard"><text:soft-page-break/><text:span text:style-name="T7">Seleccione una opción:</text:span></text:p>
      <text:p text:style-name="P4"/>
      <text:p text:style-name="P27"><text:bookmark text:name="_pgk1pec577qi"/><text:span text:style-name="T3">Resultados de Salida</text:span></text:p>
      <text:list xml:id="list1451241750" text:style-name="WWNum3">
        <text:list-item>
          <text:p text:style-name="P10"><text:span text:style-name="T3">Opción 1 y 2</text:span><text:span text:style-name="T2">: Muestran en tiempo real los eventos de la simulación, agrupados por colectivo para mayor claridad.</text:span></text:p>
        </text:list-item>
        <text:list-item>
          <text:p text:style-name="P10"><text:span text:style-name="T3">Opción 3</text:span><text:span text:style-name="T2">: Permite al usuario ingresar los IDs de dos paradas y devuelve la ruta más corta.</text:span></text:p>
        </text:list-item>
        <text:list-item>
          <text:p text:style-name="P10"><text:span text:style-name="T3">Opción 4</text:span><text:span text:style-name="T2">: Muestra un reporte completo con:</text:span></text:p>
          <text:list>
            <text:list-item>
              <text:p text:style-name="P20"><text:span text:style-name="T2">El Índice de Satisfacción del Cliente (Anexo I).</text:span></text:p>
            </text:list-item>
            <text:list-item>
              <text:p text:style-name="P20"><text:span text:style-name="T2">La Ocupación Promedio para cada colectivo (Anexo II).</text:span></text:p>
            </text:list-item>
            <text:list-item>
              <text:p text:style-name="P23"><text:span text:style-name="T2">Estadísticas generales como tiempos de viaje/espera y total de pasajeros transportados.</text:span></text:p>
            </text:list-item>
          </text:list>
        </text:list-item>
      </text:list>
      <text:p text:style-name="P28"><text:bookmark text:name="_wk64vvmysrdw"/><text:span text:style-name="T5">7. Errores Detectados y Solucionados</text:span></text:p>
      <text:p text:style-name="P5"><text:span text:style-name="T2">Durante el desarrollo se identificaron y solucionaron varios desafíos técnicos significativos:</text:span></text:p>
      <text:list xml:id="list3877943617" text:style-name="WWNum8">
        <text:list-item>
          <text:p text:style-name="P11"><text:span text:style-name="T3">Incompatibilidad de Entorno de Pruebas</text:span><text:span text:style-name="T2">: Los tests que usaban la librería Mockito fallaban con Java 21.</text:span></text:p>
          <text:list>
            <text:list-item>
              <text:p text:style-name="P21"><text:span text:style-name="T3">Solución</text:span><text:span text:style-name="T2">: Se investigó la causa raíz, que resultó ser una versión obsoleta de la dependencia interna de Mockito (Byte Buddy). Se resolvó actualizando las versiones de </text:span><text:span text:style-name="T7">mockito-core</text:span><text:span text:style-name="T2"> y </text:span><text:span text:style-name="T7">mockito-inline</text:span><text:span text:style-name="T2"> en el archivo </text:span><text:span text:style-name="T7">pom.xml</text:span><text:span text:style-name="T2"> a unas compatibles con Java 21.</text:span></text:p>
            </text:list-item>
          </text:list>
        </text:list-item>
        <text:list-item>
          <text:p text:style-name="P11"><text:span text:style-name="T3">Cálculo Incorrecto de Rutas en Ciclos</text:span><text:span text:style-name="T2">: El </text:span><text:span text:style-name="T7">PlanificadorRutas</text:span><text:span text:style-name="T2"> devolvía rutas más cortas de lo esperado.</text:span></text:p>
          <text:list>
            <text:list-item>
              <text:p text:style-name="P21"><text:span text:style-name="T3">Solución</text:span><text:span text:style-name="T2">: El testeo unitario reveló que el grafo se estaba tratando como no dirigido. La solución fue configurarlo explícitamente como </text:span><text:span text:style-name="T3">dirigido</text:span><text:span text:style-name="T2">, lo que alineó el modelo de software con la realidad del problema y corrigió el cálculo.</text:span></text:p>
            </text:list-item>
          </text:list>
        </text:list-item>
        <text:list-item>
          <text:p text:style-name="P11"><text:span text:style-name="T3">Métricas de Tiempo y Ocupación Nulas</text:span><text:span text:style-name="T2">: Las pruebas de estrés iniciales mostraron que los reportes de tiempo y ocupación estaban vacíos.</text:span></text:p>
          <text:list>
            <text:list-item>
              <text:p text:style-name="P24"><text:span text:style-name="T3">Solución</text:span><text:span text:style-name="T2">: Se depuró la lógica del </text:span><text:span text:style-name="T7">Simulador</text:span><text:span text:style-name="T2"> para asegurar que en cada paso se invocaran los métodos de </text:span><text:span text:style-name="T7">GestorEstadisticas</text:span><text:span text:style-name="T2"> para registrar los datos de ocupación por tramo y actualizar los contadores de tiempo de cada pasajero.</text:span></text:p>
            </text:list-item>
          </text:list>
        </text:list-item>
      </text:list>
      <text:p text:style-name="P28"><text:bookmark text:name="_9acbqqmb52kp"/><text:span text:style-name="T5">8. Lotes de Prueba</text:span></text:p>
      <text:p text:style-name="P5"><text:span text:style-name="T2">El proyecto incluye dos conjuntos de datos principales:</text:span></text:p>
      <text:list xml:id="list2528826059" text:style-name="WWNum5">
        <text:list-item>
          <text:p text:style-name="P12"><text:span text:style-name="T3">Datos Principales (</text:span><text:span text:style-name="T7">src/main/resources</text:span><text:span text:style-name="T3">)</text:span><text:span text:style-name="T2">: Contiene los archivos </text:span><text:span text:style-name="T7">paradas_pm_mapeadas.txt</text:span><text:span text:style-name="T2"> y </text:span><text:span text:style-name="T7">lineas_pm_mapeadas.txt</text:span><text:span text:style-name="T2">, que modelan la red real de transporte de Puerto Madryn.</text:span></text:p>
        </text:list-item>
        <text:list-item>
          <text:p text:style-name="P17"><text:span text:style-name="T3">Datos de Prueba (</text:span><text:span text:style-name="T7">src/test/resources</text:span><text:span text:style-name="T3">)</text:span><text:span text:style-name="T2">: Contiene versiones simplificadas y con errores intencionales de los archivos de datos, utilizados por los tests unitarios para validar el correcto manejo de errores del </text:span><text:span text:style-name="T7">LectorArchivos</text:span><text:span text:style-name="T2">.</text:span></text:p>
        </text:list-item>
      </text:list>
      <text:p text:style-name="P28"><text:bookmark text:name="_90wijugvj8dd"/><text:span text:style-name="T5">9. Posibles Mejoras y Extensiones</text:span></text:p>
      <text:p text:style-name="P5"><text:span text:style-name="T2">Aunque el proyecto cumple con todos los requisitos, se identifican varias áreas para futuras expansiones:</text:span></text:p>
      <text:list xml:id="list2471487689" text:style-name="WWNum7">
        <text:list-item>
          <text:p text:style-name="P13"><text:span text:style-name="T3">Asignación Automática de Recorridos de Ida y Vuelta</text:span><text:span text:style-name="T2">: Desarrollar la lógica para que, cuando un colectivo llegue a su terminal y tenga recorridos restantes, se le asigne automáticamente la línea inversa para simular un ciclo de trabajo completo.</text:span></text:p>
        </text:list-item>
        <text:list-item>
          <text:p text:style-name="P13"><text:span text:style-name="T3">Logger Centralizado</text:span><text:span text:style-name="T2">: Implementar un sistema de logging profesional (como Log4j) para reemplazar los </text:span><text:span text:style-name="T7">System.out.println</text:span><text:span text:style-name="T2"> y tener un control más granular sobre los mensajes de salida.</text:span></text:p>
        </text:list-item>
        <text:list-item>
          <text:p text:style-name="P13"><text:span text:style-name="T3">Generación Dinámica de Pasajeros</text:span><text:span text:style-name="T2">: Modificar el sistema para que los pasajeros se generen de forma continua durante la simulación, posiblemente con mayor afluencia en horas pico.</text:span></text:p>
        </text:list-item>
        <text:list-item>
          <text:p text:style-name="P18"><text:soft-page-break/><text:span text:style-name="T3">Interfaz Gráfica de Usuario (GUI)</text:span><text:span text:style-name="T2">: Reemplazar la interfaz de consola por una interfaz gráfica (ej: con JavaFX o Swing) para una visualización más rica e interactiva.</text:span></text:p>
        </text:list-item>
      </text:list>
      <text:p text:style-name="P29"><text:bookmark text:name="_jdxuaxpegnrw"/><text:span text:style-name="T6">10. Conclusiones</text:span></text:p>
      <text:p text:style-name="P25"><text:span text:style-name="T2">El proyecto "Simulador de Colectivos Urbanos" ha sido completado con éxito, logrando crear una herramienta de simulación y análisis funcional, robusta y bien diseñada. El proceso de desarrollo iterativo, fuertemente apoyado en pruebas unitarias y refactorización continua, ha sido clave para alcanzar un producto final de alta calidad. La arquitectura por capas, la cuidadosa selección de estructuras de datos y la modularización final de la interfaz demuestran una aplicación sólida de los conceptos de la materia.</text:span></text:p>
      <text:p text:style-name="P25"><text:span text:style-name="T2">Es importante destacar que el proceso de desarrollo en sí mismo fue un objetivo de aprendizaje. Se adoptó una metodología de trabajo moderna, asistida por herramientas de Inteligencia Artificial (LLM) y agentes integrados en el IDE. Estas herramientas no se utilizaron para la generación de lógica de negocio, sino como asistentes expertos para acelerar tareas específicas como la depuración de errores, la creación de plantillas para pruebas unitarias y la refactorización de código. Adicionalmente, se empleó Copilot para la revisión de Pull Requests, se investigaron y aplicaron buenas prácticas para el desarrollo colaborativo en GitHub, y se dedicó tiempo a la ingeniería de prompts para optimizar la interacción con las IAs. Este enfoque culminó en la creación de una completa documentación de onboarding, diseñada para facilitar la incorporación tanto de colaboradores humanos como de futuros asistentes de IA al proyecto.</text:span></text:p>
      <text:p text:style-name="P25"><text:span text:style-name="T2">En definitiva, el sistema no solo cumple con todos los requisitos de la consigna, sino que también establece una base excelente para futuras mejoras y desarrollos, habiendo sido un ejercicio integral tanto en ingeniería de software como en la aplicación de nuevas tecnologías para el desarrollo de código.</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fo:color="#1b1c1d"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orphans="0" fo:widows="0"/>
    </style:style>
    <style:page-layout style:name="Mpm1">
      <style:page-layout-properties fo:page-width="8.2681in" fo:page-height="11.6929in" style:num-format="1" style:print-orientation="portrait" fo:margin-top="0.5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Proyecto Integrador A&amp;PII: Simulador de Colectivos:Incremento 2</text:p>
      </style:header>
      <style:footer>
        <text:p text:style-name="Standard"><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3" meta:word-count="1643" meta:character-count="10892" meta:non-whitespace-character-count="9373"/>
    <meta:generator>LibreOfficeDev/6.0.5.2$Linux_X86_64 LibreOffice_project/</meta:generator>
  </office:meta>
</office:document-meta>
</file>